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XTO DOS COLUMNAS</text:p>
      <text:p text:style-name="Text_20_body"/>
      <text:p text:style-name="Text_20_body"><text:span text:style-name="T1">Lionel Andrés Messi Cuccittini</text:span> (<text:a xlink:type="simple" xlink:href="https://es.wikipedia.org/wiki/Rosario_(Argentina)" text:style-name="Internet_20_link" text:visited-style-name="Visited_20_Internet_20_Link">Rosario</text:a>, 24 de junio de 1987), conocido como <text:span text:style-name="T1">Leo Messi</text:span>, es un futbolista argentino que juega como <text:a xlink:type="simple" xlink:href="https://es.wikipedia.org/wiki/Delantero" text:style-name="Internet_20_link" text:visited-style-name="Visited_20_Internet_20_Link">delantero</text:a> o <text:a xlink:type="simple" xlink:href="https://es.wikipedia.org/wiki/Centrocampista" text:style-name="Internet_20_link" text:visited-style-name="Visited_20_Internet_20_Link">centrocampista</text:a>. Jugador histórico del <text:a xlink:type="simple" xlink:href="https://es.wikipedia.org/wiki/Fútbol_Club_Barcelona" text:style-name="Internet_20_link" text:visited-style-name="Visited_20_Internet_20_Link">Fútbol Club Barcelona</text:a>, al que estuvo ligado veinte años, desde 2021 integra el plantel del <text:a xlink:type="simple" xlink:href="https://es.wikipedia.org/wiki/Paris_Saint-Germain_Football_Club" text:style-name="Internet_20_link" text:visited-style-name="Visited_20_Internet_20_Link">Paris Saint-Germain</text:a> de la <text:a xlink:type="simple" xlink:href="https://es.wikipedia.org/wiki/Ligue_1" text:style-name="Internet_20_link" text:visited-style-name="Visited_20_Internet_20_Link">Ligue 1</text:a> de Francia. Es también <text:a xlink:type="simple" xlink:href="https://es.wikipedia.org/wiki/Internacional_(deporte)" text:style-name="Internet_20_link" text:visited-style-name="Visited_20_Internet_20_Link">internacional</text:a> con la <text:a xlink:type="simple" xlink:href="https://es.wikipedia.org/wiki/Selección_de_fútbol_de_Argentina" text:style-name="Internet_20_link" text:visited-style-name="Visited_20_Internet_20_Link">selección de Argentina</text:a>, equipo del que es <text:a xlink:type="simple" xlink:href="https://es.wikipedia.org/wiki/Capitán_(fútbol)" text:style-name="Internet_20_link" text:visited-style-name="Visited_20_Internet_20_Link">capitán</text:a>. </text:p>
      <text:p text:style-name="Text_20_body">Considerado con frecuencia el mejor jugador del mundo y uno de los mejores de todos los tiempos,<text:bookmark text:name="cite_ref-10"/><text:a xlink:type="simple" xlink:href="https://es.wikipedia.org/wiki/Lionel_Messi#cite_note-10" text:style-name="Internet_20_link" text:visited-style-name="Visited_20_Internet_20_Link">9</text:a>​ es el único futbolista en la historia que ha ganado, entre <text:a xlink:type="simple" xlink:href="https://es.wikipedia.org/wiki/Anexo:Palmarés_y_distinciones_individuales_de_Lionel_Messi" text:style-name="Internet_20_link" text:visited-style-name="Visited_20_Internet_20_Link">otras distinciones</text:a>, siete veces el <text:a xlink:type="simple" xlink:href="https://es.wikipedia.org/wiki/Balón_de_Oro" text:style-name="Internet_20_link" text:visited-style-name="Visited_20_Internet_20_Link">Balón de Oro</text:a>, seis premios de la <text:a xlink:type="simple" xlink:href="https://es.wikipedia.org/wiki/FIFA#Premios_FIFA" text:style-name="Internet_20_link" text:visited-style-name="Visited_20_Internet_20_Link">FIFA</text:a> al mejor jugador del mundo y seis <text:a xlink:type="simple" xlink:href="https://es.wikipedia.org/wiki/Bota_de_Oro" text:style-name="Internet_20_link" text:visited-style-name="Visited_20_Internet_20_Link">Botas de Oro</text:a>. En 2020, se convirtió en el primer futbolista y el primer argentino en recibir un <text:a xlink:type="simple" xlink:href="https://es.wikipedia.org/wiki/Premios_Laureus" text:style-name="Internet_20_link" text:visited-style-name="Visited_20_Internet_20_Link">premio Laureus</text:a>, además de ser incluido en el <text:a xlink:type="simple" xlink:href="https://es.wikipedia.org/wiki/Dream_Team_del_Balón_de_Oro" text:style-name="Internet_20_link" text:visited-style-name="Visited_20_Internet_20_Link">Dream Team del Balón de Oro</text:a>. </text:p>
      <text:p text:style-name="Text_20_body">Con el Barcelona ha ganado <text:a xlink:type="simple" xlink:href="https://es.wikipedia.org/wiki/Anexo:Palmarés_del_Fútbol_Club_Barcelona#Jugadores_con_mayor_cantidad_de_títulos" text:style-name="Internet_20_link" text:visited-style-name="Visited_20_Internet_20_Link">35 títulos</text:a>, entre ellos, diez de <text:a xlink:type="simple" xlink:href="https://es.wikipedia.org/wiki/Primera_División_de_España" text:style-name="Internet_20_link" text:visited-style-name="Visited_20_Internet_20_Link">La Liga</text:a>, cuatro de la <text:a xlink:type="simple" xlink:href="https://es.wikipedia.org/wiki/Liga_de_Campeones_de_la_UEFA" text:style-name="Internet_20_link" text:visited-style-name="Visited_20_Internet_20_Link">Liga de Campeones de la UEFA</text:a> y siete de la <text:a xlink:type="simple" xlink:href="https://es.wikipedia.org/wiki/Copa_del_Rey" text:style-name="Internet_20_link" text:visited-style-name="Visited_20_Internet_20_Link">Copa del Rey</text:a>. </text:p>
      <text:p text:style-name="Text_20_body">Goleador prolífico, ostenta, <text:a xlink:type="simple" xlink:href="https://es.wikipedia.org/wiki/Anexo:Récords_de_Lionel_Messi" text:style-name="Internet_20_link" text:visited-style-name="Visited_20_Internet_20_Link">entre otros</text:a>, los récords por más goles en una temporada,<text:bookmark text:name="cite_ref-11"/><text:a xlink:type="simple" xlink:href="https://es.wikipedia.org/wiki/Lionel_Messi#cite_note-11" text:style-name="Internet_20_link" text:visited-style-name="Visited_20_Internet_20_Link">10</text:a>​ en un mismo club y en un año calendario: en 2012, superó la marca de <text:a xlink:type="simple" xlink:href="https://es.wikipedia.org/wiki/Gerd_Müller" text:style-name="Internet_20_link" text:visited-style-name="Visited_20_Internet_20_Link">Gerd Müller</text:a> e ingresó en el <text:a xlink:type="simple" xlink:href="https://es.wikipedia.org/wiki/Guinness_World_Records" text:style-name="Internet_20_link" text:visited-style-name="Visited_20_Internet_20_Link">Guinness World Records</text:a>. Es, además, el <text:a xlink:type="simple" xlink:href="https://es.wikipedia.org/wiki/Anexo:Máximos_goleadores_del_Fútbol_Club_Barcelona" text:style-name="Internet_20_link" text:visited-style-name="Visited_20_Internet_20_Link">máximo goleador histórico del Barcelona</text:a> y de la <text:a xlink:type="simple" xlink:href="https://es.wikipedia.org/wiki/Anexo:Máximos_goleadores_argentinos_de_la_historia" text:style-name="Internet_20_link" text:visited-style-name="Visited_20_Internet_20_Link">selección argentina</text:a>, de <text:a xlink:type="simple" xlink:href="https://es.wikipedia.org/wiki/Anexo:Estadísticas_de_la_Primera_División_de_España#M.C3.A1ximos_goleadores_hist.C3.B3ricos" text:style-name="Internet_20_link" text:visited-style-name="Visited_20_Internet_20_Link">La Liga</text:a>, la <text:a xlink:type="simple" xlink:href="https://es.wikipedia.org/wiki/Anexo:Máximos_goleadores_de_la_Supercopa_de_España_de_fútbol" text:style-name="Internet_20_link" text:visited-style-name="Visited_20_Internet_20_Link">Supercopa de España</text:a>, la <text:a xlink:type="simple" xlink:href="https://es.wikipedia.org/wiki/Anexo:Estadísticas_de_la_Supercopa_de_Europa_de_la_UEFA" text:style-name="Internet_20_link" text:visited-style-name="Visited_20_Internet_20_Link">Supercopa de Europa</text:a> y el jugador no europeo con más goles en la <text:a xlink:type="simple" xlink:href="https://es.wikipedia.org/wiki/Liga_de_Campeones_de_la_UEFA#Tabla_hist.C3.B3rica_de_goleadores" text:style-name="Internet_20_link" text:visited-style-name="Visited_20_Internet_20_Link">Liga de Campeones de la UEFA</text:a>. </text:p>
      <text:p text:style-name="Text_20_body">Nacido y criado en la ciudad de <text:a xlink:type="simple" xlink:href="https://es.wikipedia.org/wiki/Rosario_(Argentina)" text:style-name="Internet_20_link" text:visited-style-name="Visited_20_Internet_20_Link">Rosario</text:a>, a los 13 años se radicó en España, donde el Barcelona accedió a pagar el tratamiento de la <text:a xlink:type="simple" xlink:href="https://es.wikipedia.org/wiki/Deficiencia_de_la_hormona_de_crecimiento" text:style-name="Internet_20_link" text:visited-style-name="Visited_20_Internet_20_Link">enfermedad hormonal</text:a> que le habían diagnosticado de niño. Después de una rápida progresión a través de la <text:a xlink:type="simple" xlink:href="https://es.wikipedia.org/wiki/La_Masía" text:style-name="Internet_20_link" text:visited-style-name="Visited_20_Internet_20_Link">Academia juvenil del Barcelona</text:a>, hizo su debut oficial con el primer equipo en octubre de 2004, a los diecisiete años. A pesar de ser propenso a lesiones en los inicios de su carrera, ya en 2006 se estableció como jugador fundamental para el club. Su primera campaña ininterrumpida fue la <text:a xlink:type="simple" xlink:href="https://es.wikipedia.org/wiki/Anexo:Temporada_2008/09_del_Fútbol_Club_Barcelona" text:style-name="Internet_20_link" text:visited-style-name="Visited_20_Internet_20_Link">temporada 2008-09</text:a>, en la que el Barcelona alcanzó el primer <text:a xlink:type="simple" xlink:href="https://es.wikipedia.org/wiki/Triplete_(fútbol)" text:style-name="Internet_20_link" text:visited-style-name="Visited_20_Internet_20_Link">triplete</text:a> del fútbol español. </text:p>
      <text:p text:style-name="Text_20_body">En 2009, a los veintidós años, ganó su primer <text:a xlink:type="simple" xlink:href="https://es.wikipedia.org/wiki/Balón_de_Oro_2009" text:style-name="Internet_20_link" text:visited-style-name="Visited_20_Internet_20_Link">Balón de Oro</text:a> y el premio al <text:a xlink:type="simple" xlink:href="https://es.wikipedia.org/wiki/Jugador_Mundial_de_la_FIFA_2009" text:style-name="Internet_20_link" text:visited-style-name="Visited_20_Internet_20_Link">Jugador Mundial de la FIFA</text:a> del año. Siguieron tres <text:a xlink:type="simple" xlink:href="https://es.wikipedia.org/wiki/Temporada_(deporte)" text:style-name="Internet_20_link" text:visited-style-name="Visited_20_Internet_20_Link">temporadas</text:a> exitosas, en las que ganó cuatro Balones de Oro de forma consecutiva, hecho que no tenía precedentes. Hasta el momento, su mejor campaña personal es la <text:a xlink:type="simple" xlink:href="https://es.wikipedia.org/wiki/Anexo:Temporada_2011/12_del_Fútbol_Club_Barcelona" text:style-name="Internet_20_link" text:visited-style-name="Visited_20_Internet_20_Link">temporada 2011-12</text:a>, en la que estableció el récord de más goles en una temporada, tanto en La Liga como en otras competiciones europeas. </text:p>
      <text:p text:style-name="Text_20_body">Durante las dos siguientes temporadas, también sufrió lesiones y, en 2014, perdió el Balón de Oro frente a <text:a xlink:type="simple" xlink:href="https://es.wikipedia.org/wiki/Cristiano_Ronaldo" text:style-name="Internet_20_link" text:visited-style-name="Visited_20_Internet_20_Link">Cristiano Ronaldo</text:a>, a quien se considera su <text:a xlink:type="simple" xlink:href="https://es.wikipedia.org/wiki/Rivalidad_entre_Lionel_Messi_y_Cristiano_Ronaldo" text:style-name="Internet_20_link" text:visited-style-name="Visited_20_Internet_20_Link">rival</text:a>. Recuperó su mejor forma durante la <text:a xlink:type="simple" xlink:href="https://es.wikipedia.org/wiki/Anexo:Temporada_2014/15_del_Fútbol_Club_Barcelona" text:style-name="Internet_20_link" text:visited-style-name="Visited_20_Internet_20_Link">campaña 2014-15</text:a>, en la que superó los registros de máximo goleador absoluto en La Liga y la Liga de Campeones y logró con el Barcelona un histórico segundo triplete, además de ganar su quinto <text:a xlink:type="simple" xlink:href="https://es.wikipedia.org/wiki/FIFA_Balón_de_Oro_2015" text:style-name="Internet_20_link" text:visited-style-name="Visited_20_Internet_20_Link">Balón de Oro</text:a>. Volvería a ganarlo por sexta y séptima vez en <text:a xlink:type="simple" xlink:href="https://es.wikipedia.org/wiki/Balón_de_Oro_2019" text:style-name="Internet_20_link" text:visited-style-name="Visited_20_Internet_20_Link">2019</text:a> y <text:a xlink:type="simple" xlink:href="https://es.wikipedia.org/wiki/Balón_de_Oro_2021" text:style-name="Internet_20_link" text:visited-style-name="Visited_20_Internet_20_Link">2021</text:a>. </text:p>
      <text:p text:style-name="Text_20_body">Como internacional argentino, Messi ha representado a su país en diez torneos mayores. A nivel juvenil, ganó junto con la <text:a xlink:type="simple" xlink:href="https://es.wikipedia.org/wiki/Selección_de_fútbol_sub-20_de_Argentina" text:style-name="Internet_20_link" text:visited-style-name="Visited_20_Internet_20_Link">selección sub-20</text:a> la <text:a xlink:type="simple" xlink:href="https://es.wikipedia.org/wiki/Copa_Mundial_de_Fútbol_Sub-20_de_2005" text:style-name="Internet_20_link" text:visited-style-name="Visited_20_Internet_20_Link">Copa Mundial de Fútbol Sub-20 de 2005</text:a>, torneo en el que finalizó como mejor jugador y máximo goleador, y una <text:a xlink:type="simple" xlink:href="https://es.wikipedia.org/wiki/Medalla_de_oro" text:style-name="Internet_20_link" text:visited-style-name="Visited_20_Internet_20_Link">medalla de oro</text:a> en los <text:a xlink:type="simple" xlink:href="https://es.wikipedia.org/wiki/Anexo:Torneo_masculino_de_fútbol_en_los_Juegos_Olímpicos_de_Pekín_2008" text:style-name="Internet_20_link" text:visited-style-name="Visited_20_Internet_20_Link">Juegos Olímpicos de 2008</text:a>, con la <text:a xlink:type="simple" xlink:href="https://es.wikipedia.org/wiki/Selección_de_fútbol_sub-23_de_Argentina" text:style-name="Internet_20_link" text:visited-style-name="Visited_20_Internet_20_Link">sub-23</text:a>. Por su estilo de juego de pequeño <text:a xlink:type="simple" xlink:href="https://es.wikipedia.org/wiki/Regate" text:style-name="Internet_20_link" text:visited-style-name="Visited_20_Internet_20_Link">driblador</text:a> zurdo,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05:57.121468556</meta:creation-date>
    <dc:date>2022-11-30T14:07:38.529682054</dc:date>
    <meta:editing-duration>PT1M42S</meta:editing-duration>
    <meta:editing-cycles>1</meta:editing-cycles>
    <meta:document-statistic meta:table-count="0" meta:image-count="0" meta:object-count="0" meta:page-count="1" meta:paragraph-count="9" meta:word-count="452" meta:character-count="3278" meta:non-whitespace-character-count="2152"/>
    <meta:generator>LibreOffice/7.3.7.2$Linux_X86_64 LibreOffice_project/30$Build-2</meta:generator>
  </office:meta>
</office:document-meta>
</file>